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8.63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33.78mm"/>
    </style:style>
    <style:style style:name="co8" style:family="table-column">
      <style:table-column-properties fo:break-before="auto" style:column-width="19.4mm"/>
    </style:style>
    <style:style style:name="co9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7" style:family="table-cell" style:parent-style-name="Default" style:data-style-name="N4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background-color="#c0c0c0" style:vertical-align="top"/>
      <style:text-properties fo:color="#000000"/>
    </style:style>
    <style:style style:name="ce14" style:family="table-cell" style:parent-style-name="Default">
      <style:table-cell-properties fo:background-color="#c0c0c0" style:text-align-source="fix" style:repeat-content="false" style:vertical-align="top"/>
      <style:paragraph-properties fo:text-align="start" fo:margin-left="0mm"/>
      <style:text-properties fo:color="#000000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8" table:default-cell-style-name="ce12"/>
        <table:table-column table:style-name="co9" table:default-cell-style-name="ce1"/>
        <table:table-column table:style-name="co1" table:number-columns-repeated="1007" table:default-cell-style-name="ce12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3" office:value-type="string" calcext:value-type="string">
            <text:p>PC type</text:p>
          </table:table-cell>
          <table:table-cell table:style-name="ce14" office:value-type="string" calcext:value-type="string">
            <text:p>A</text:p>
          </table:table-cell>
          <table:table-cell table:style-name="ce13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File name</text:p>
          </table:table-cell>
          <table:table-cell table:style-name="ce5" office:value-type="string" calcext:value-type="string">
            <text:p>Start load</text:p>
          </table:table-cell>
          <table:table-cell table:style-name="ce5" office:value-type="string" calcext:value-type="string">
            <text:p>End load</text:p>
          </table:table-cell>
          <table:table-cell table:style-name="ce5" office:value-type="string" calcext:value-type="string">
            <text:p>time to load in DB</text:p>
          </table:table-cell>
          <table:table-cell table:style-name="ce5" office:value-type="string" calcext:value-type="string">
            <text:p>File size</text:p>
          </table:table-cell>
          <table:table-cell table:style-name="ce5" office:value-type="string" calcext:value-type="string">
            <text:p>Eh</text:p>
          </table:table-cell>
          <table:table-cell table:style-name="ce5" office:value-type="string" calcext:value-type="string">
            <text:p>Total lines dxf</text:p>
          </table:table-cell>
          <table:table-cell table:style-name="ce5" office:value-type="string" calcext:value-type="string">
            <text:p>lines/seconde</text:p>
          </table:table-cell>
          <table:table-cell table:style-name="ce5" office:value-type="string" calcext:value-type="string">
            <text:p>Start create elmt</text:p>
          </table:table-cell>
          <table:table-cell table:style-name="ce5" office:value-type="string" calcext:value-type="string">
            <text:p>End create elmt</text:p>
          </table:table-cell>
          <table:table-cell table:style-name="ce5" office:value-type="string" calcext:value-type="string">
            <text:p>Time to create elmt</text:p>
          </table:table-cell>
          <table:table-cell table:style-name="ce9" office:value-type="string" calcext:value-type="string">
            <text:p>PC type</text:p>
          </table:table-cell>
          <table:table-cell table:style-name="ce11" office:value-type="string" calcext:value-type="string">
            <text:p>Remarque</text:p>
          </table:table-cell>
          <table:table-cell/>
          <table:table-cell table:style-name="ce13" office:value-type="string" calcext:value-type="string">
            <text:p>OS</text:p>
          </table:table-cell>
          <table:table-cell table:style-name="ce14" office:value-type="string" calcext:value-type="string">
            <text:p>Ubuntu 16.04 lts</text:p>
          </table:table-cell>
          <table:table-cell table:style-name="ce13" office:value-type="string" calcext:value-type="string">
            <text:p>32 bit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dp245e88tgy</text:p>
          </table:table-cell>
          <table:table-cell table:style-name="ce6" office:value-type="time" office:time-value="PT14H52M08S" calcext:value-type="time">
            <text:p>14:52:08</text:p>
          </table:table-cell>
          <table:table-cell table:style-name="ce6" office:value-type="time" office:time-value="PT15H18M32S" calcext:value-type="time">
            <text:p>15:18:32</text:p>
          </table:table-cell>
          <table:table-cell table:style-name="ce6" table:formula="of:=[.D4]-[.C4]" office:value-type="time" office:time-value="PT00H26M24S" calcext:value-type="time">
            <text:p>00:26:24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672861" calcext:value-type="float">
            <text:p>672861</text:p>
          </table:table-cell>
          <table:table-cell table:style-name="ce7" table:formula="of:=[.H4]/(SECOND([.E4])+(MINUTE([.E4])*60)+(HOUR([.E4])*60*60))" office:value-type="float" office:value="424.785984848485" calcext:value-type="float">
            <text:p>424,79</text:p>
          </table:table-cell>
          <table:table-cell table:style-name="ce6" office:value-type="time" office:time-value="PT15H18M32S" calcext:value-type="time">
            <text:p>15:18:32</text:p>
          </table:table-cell>
          <table:table-cell table:style-name="ce6" office:value-type="time" office:time-value="PT15H19M00S" calcext:value-type="time">
            <text:p>15:19:00</text:p>
          </table:table-cell>
          <table:table-cell table:style-name="ce6" table:formula="of:=[.K4]-[.J4]" office:value-type="time" office:time-value="PT00H00M28S" calcext:value-type="time">
            <text:p>00:00:28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/>
          <table:table-cell table:style-name="ce13" office:value-type="string" calcext:value-type="string">
            <text:p>Geheugen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string" calcext:value-type="string">
            <text:p>GiB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cbx1iwa</text:p>
          </table:table-cell>
          <table:table-cell table:style-name="ce6" office:value-type="time" office:time-value="PT15H30M39S" calcext:value-type="time">
            <text:p>15:30:39</text:p>
          </table:table-cell>
          <table:table-cell table:style-name="ce6" office:value-type="time" office:time-value="PT15H32M05S" calcext:value-type="time">
            <text:p>15:32:05</text:p>
          </table:table-cell>
          <table:table-cell table:style-name="ce6" table:formula="of:=[.D5]-[.C5]" office:value-type="time" office:time-value="PT00H01M26S" calcext:value-type="time">
            <text:p>00:01:2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KB</text:p>
          </table:table-cell>
          <table:table-cell table:style-name="ce5" office:value-type="float" office:value="32801" calcext:value-type="float">
            <text:p>32801</text:p>
          </table:table-cell>
          <table:table-cell table:style-name="ce7" table:formula="of:=[.H5]/(SECOND([.E5])+(MINUTE([.E5])*60)+(HOUR([.E5])*60*60))" office:value-type="float" office:value="381.406976744186" calcext:value-type="float">
            <text:p>381,41</text:p>
          </table:table-cell>
          <table:table-cell table:style-name="ce6" office:value-type="time" office:time-value="PT15H32M44S" calcext:value-type="time">
            <text:p>15:32:44</text:p>
          </table:table-cell>
          <table:table-cell table:style-name="ce6" office:value-type="time" office:time-value="PT15H32M46S" calcext:value-type="time">
            <text:p>15:32:46</text:p>
          </table:table-cell>
          <table:table-cell table:style-name="ce6" table:formula="of:=[.K5]-[.J5]" office:value-type="time" office:time-value="PT00H00M02S" calcext:value-type="time">
            <text:p>00:00:02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/>
          <table:table-cell table:style-name="ce13" office:value-type="string" calcext:value-type="string">
            <text:p>Processor</text:p>
          </table:table-cell>
          <table:table-cell table:style-name="ce14" office:value-type="string" calcext:value-type="string">
            <text:p>Intel core 2 duo CPU E8200 2,66Ghz x2</text:p>
          </table:table-cell>
          <table:table-cell table:style-name="ce13" table:number-columns-repeated="2"/>
          <table:table-cell table:number-columns-repeated="1005"/>
        </table:table-row>
        <table:table-row table:style-name="ro2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prv6</text:p>
          </table:table-cell>
          <table:table-cell table:style-name="ce6" office:value-type="time" office:time-value="PT15H36M22S" calcext:value-type="time">
            <text:p>15:36:22</text:p>
          </table:table-cell>
          <table:table-cell table:style-name="ce5" table:number-columns-repeated="2"/>
          <table:table-cell table:style-name="ce5" office:value-type="float" office:value="11.2" calcext:value-type="float">
            <text:p>11,2</text:p>
          </table:table-cell>
          <table:table-cell table:style-name="ce5" office:value-type="string" calcext:value-type="string">
            <text:p>MB</text:p>
          </table:table-cell>
          <table:table-cell table:style-name="ce5"/>
          <table:table-cell table:style-name="ce7"/>
          <table:table-cell table:style-name="ce5" table:number-columns-repeated="3"/>
          <table:table-cell table:style-name="ce9"/>
          <table:table-cell table:style-name="ce11" office:value-type="string" calcext:value-type="string">
            <text:p>Crashes on splinting blocks 50000 items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7-01-04" calcext:value-type="date">
            <text:p>04/01/17</text:p>
          </table:table-cell>
          <table:table-cell table:style-name="ce2" office:value-type="string" calcext:value-type="string">
            <text:p>73345601view2</text:p>
          </table:table-cell>
          <table:table-cell table:style-name="ce6" office:value-type="time" office:time-value="PT23H11M46S" calcext:value-type="time">
            <text:p>23:11:46</text:p>
          </table:table-cell>
          <table:table-cell table:style-name="ce6" office:value-type="time" office:time-value="PT23H31M12S" calcext:value-type="time">
            <text:p>23:31:12</text:p>
          </table:table-cell>
          <table:table-cell table:style-name="ce6" table:formula="of:=[.D7]-[.C7]" office:value-type="time" office:time-value="PT00H19M26S" calcext:value-type="time">
            <text:p>00:19:26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211637" calcext:value-type="float">
            <text:p>211637</text:p>
          </table:table-cell>
          <table:table-cell table:style-name="ce7" table:formula="of:=[.H7]/(SECOND([.E7])+(MINUTE([.E7])*60)+(HOUR([.E7])*60*60))" office:value-type="float" office:value="181.506861063465" calcext:value-type="float">
            <text:p>181,51</text:p>
          </table:table-cell>
          <table:table-cell table:style-name="ce6" office:value-type="time" office:time-value="PT23H37M39S" calcext:value-type="time">
            <text:p>23:37:39</text:p>
          </table:table-cell>
          <table:table-cell table:style-name="ce6" office:value-type="time" office:time-value="PT23H37M55S" calcext:value-type="time">
            <text:p>23:37:55</text:p>
          </table:table-cell>
          <table:table-cell table:style-name="ce6" table:formula="of:=[.K7]-[.J7]" office:value-type="time" office:time-value="PT00H00M16S" calcext:value-type="time">
            <text:p>00:00:16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1-06" calcext:value-type="date">
            <text:p>06/01/17</text:p>
          </table:table-cell>
          <table:table-cell table:style-name="ce2" office:value-type="string" calcext:value-type="string">
            <text:p>dop11b50</text:p>
          </table:table-cell>
          <table:table-cell table:style-name="ce6" office:value-type="time" office:time-value="PT11H56M08S" calcext:value-type="time">
            <text:p>11:56:08</text:p>
          </table:table-cell>
          <table:table-cell table:style-name="ce6" office:value-type="time" office:time-value="PT11H57M56S" calcext:value-type="time">
            <text:p>11:57:56</text:p>
          </table:table-cell>
          <table:table-cell table:style-name="ce6" table:formula="of:=[.D8]-[.C8]" office:value-type="time" office:time-value="PT00H01M48S" calcext:value-type="time">
            <text:p>00:01:48</text:p>
          </table:table-cell>
          <table:table-cell table:style-name="ce5" office:value-type="float" office:value="334.7" calcext:value-type="float">
            <text:p>334,7</text:p>
          </table:table-cell>
          <table:table-cell table:style-name="ce5" office:value-type="string" calcext:value-type="string">
            <text:p>KB</text:p>
          </table:table-cell>
          <table:table-cell table:style-name="ce5" office:value-type="float" office:value="42469" calcext:value-type="float">
            <text:p>42469</text:p>
          </table:table-cell>
          <table:table-cell table:style-name="ce7" table:formula="of:=[.H8]/(SECOND([.E8])+(MINUTE([.E8])*60)+(HOUR([.E8])*60*60))" office:value-type="float" office:value="393.231481481481" calcext:value-type="float">
            <text:p>393,23</text:p>
          </table:table-cell>
          <table:table-cell table:style-name="ce5" table:number-columns-repeated="3"/>
          <table:table-cell table:style-name="ce9"/>
          <table:table-cell table:style-name="ce11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5" table:number-columns-repeated="6"/>
          <table:table-cell table:style-name="ce7"/>
          <table:table-cell table:style-name="ce5" table:number-columns-repeated="3"/>
          <table:table-cell table:style-name="ce9"/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1-11" calcext:value-type="date">
            <text:p>11/01/17</text:p>
          </table:table-cell>
          <table:table-cell table:style-name="ce2" office:value-type="float" office:value="750430" calcext:value-type="float">
            <text:p>750430</text:p>
          </table:table-cell>
          <table:table-cell table:style-name="ce6" office:value-type="time" office:time-value="PT22H17M30S" calcext:value-type="time">
            <text:p>22:17:30</text:p>
          </table:table-cell>
          <table:table-cell table:style-name="ce6" office:value-type="time" office:time-value="PT22H18M22S" calcext:value-type="time">
            <text:p>22:18:22</text:p>
          </table:table-cell>
          <table:table-cell table:style-name="ce6" table:formula="of:=[.D10]-[.C10]" office:value-type="time" office:time-value="PT00H00M52S" calcext:value-type="time">
            <text:p>00:00:52</text:p>
          </table:table-cell>
          <table:table-cell table:style-name="ce5" office:value-type="float" office:value="236.8" calcext:value-type="float">
            <text:p>236,8</text:p>
          </table:table-cell>
          <table:table-cell table:style-name="ce5" office:value-type="string" calcext:value-type="string">
            <text:p>KB</text:p>
          </table:table-cell>
          <table:table-cell table:style-name="ce5"/>
          <table:table-cell table:style-name="ce7" table:formula="of:=[.H10]/(SECOND([.E10])+(MINUTE([.E10])*60)+(HOUR([.E10])*60*60))" office:value-type="float" office:value="0" calcext:value-type="float">
            <text:p>0,00</text:p>
          </table:table-cell>
          <table:table-cell table:style-name="ce5" table:number-columns-repeated="3"/>
          <table:table-cell table:style-name="ce9" office:value-type="string" calcext:value-type="string">
            <text:p>A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1-11" calcext:value-type="date">
            <text:p>11/01/17</text:p>
          </table:table-cell>
          <table:table-cell table:style-name="ce2" office:value-type="string" calcext:value-type="string">
            <text:p>dop11b50</text:p>
          </table:table-cell>
          <table:table-cell table:style-name="ce6" office:value-type="time" office:time-value="PT22H23M46S" calcext:value-type="time">
            <text:p>22:23:46</text:p>
          </table:table-cell>
          <table:table-cell table:style-name="ce6" office:value-type="time" office:time-value="PT22H25M33S" calcext:value-type="time">
            <text:p>22:25:33</text:p>
          </table:table-cell>
          <table:table-cell table:style-name="ce6" table:formula="of:=[.D11]-[.C11]" office:value-type="time" office:time-value="PT00H01M47S" calcext:value-type="time">
            <text:p>00:01:47</text:p>
          </table:table-cell>
          <table:table-cell table:style-name="ce5" office:value-type="float" office:value="334.7" calcext:value-type="float">
            <text:p>334,7</text:p>
          </table:table-cell>
          <table:table-cell table:style-name="ce5" office:value-type="string" calcext:value-type="string">
            <text:p>KB</text:p>
          </table:table-cell>
          <table:table-cell table:style-name="ce5"/>
          <table:table-cell table:style-name="ce7" table:formula="of:=[.H11]/(SECOND([.E11])+(MINUTE([.E11])*60)+(HOUR([.E11])*60*60))" office:value-type="float" office:value="0" calcext:value-type="float">
            <text:p>0,00</text:p>
          </table:table-cell>
          <table:table-cell table:style-name="ce5" table:number-columns-repeated="3"/>
          <table:table-cell table:style-name="ce9"/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3-16" calcext:value-type="date">
            <text:p>16/03/17</text:p>
          </table:table-cell>
          <table:table-cell table:style-name="ce2" office:value-type="string" calcext:value-type="string">
            <text:p>dop11b50</text:p>
          </table:table-cell>
          <table:table-cell table:style-name="ce6" office:value-type="time" office:time-value="PT23H17M28S" calcext:value-type="time">
            <text:p>23:17:28</text:p>
          </table:table-cell>
          <table:table-cell table:style-name="ce6" office:value-type="time" office:time-value="PT23H29M19S" calcext:value-type="time">
            <text:p>23:29:19</text:p>
          </table:table-cell>
          <table:table-cell table:style-name="ce6" table:formula="of:=[.D12]-[.C12]" office:value-type="time" office:time-value="PT00H11M51S" calcext:value-type="time">
            <text:p>00:11:51</text:p>
          </table:table-cell>
          <table:table-cell table:style-name="ce5" office:value-type="float" office:value="334.7" calcext:value-type="float">
            <text:p>334,7</text:p>
          </table:table-cell>
          <table:table-cell table:style-name="ce5" office:value-type="string" calcext:value-type="string">
            <text:p>KB</text:p>
          </table:table-cell>
          <table:table-cell table:style-name="ce5" office:value-type="float" office:value="42469" calcext:value-type="float">
            <text:p>42469</text:p>
          </table:table-cell>
          <table:table-cell table:style-name="ce7" table:formula="of:=[.H12]/(SECOND([.E12])+(MINUTE([.E12])*60)+(HOUR([.E12])*60*60))" office:value-type="float" office:value="59.7313642756681" calcext:value-type="float">
            <text:p>59,73</text:p>
          </table:table-cell>
          <table:table-cell table:style-name="ce6" office:value-type="time" office:time-value="PT23H30M57S" calcext:value-type="time">
            <text:p>23:30:57</text:p>
          </table:table-cell>
          <table:table-cell table:style-name="ce6" office:value-type="time" office:time-value="PT23H33M27S" calcext:value-type="time">
            <text:p>23:33:27</text:p>
          </table:table-cell>
          <table:table-cell table:style-name="ce6" table:formula="of:=[.K12]-[.J12]" office:value-type="time" office:time-value="PT00H02M30S" calcext:value-type="time">
            <text:p>00:02:30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3-17" calcext:value-type="date">
            <text:p>17/03/17</text:p>
          </table:table-cell>
          <table:table-cell table:style-name="ce2" office:value-type="string" calcext:value-type="string">
            <text:p>dop11b50</text:p>
          </table:table-cell>
          <table:table-cell table:style-name="ce5" table:number-columns-repeated="3"/>
          <table:table-cell table:style-name="ce5" office:value-type="float" office:value="334.7" calcext:value-type="float">
            <text:p>334,7</text:p>
          </table:table-cell>
          <table:table-cell table:style-name="ce5" office:value-type="string" calcext:value-type="string">
            <text:p>KB</text:p>
          </table:table-cell>
          <table:table-cell table:style-name="ce5" office:value-type="float" office:value="42469" calcext:value-type="float">
            <text:p>42469</text:p>
          </table:table-cell>
          <table:table-cell table:style-name="ce7"/>
          <table:table-cell table:style-name="ce6" office:value-type="time" office:time-value="PT23H54M26S" calcext:value-type="time">
            <text:p>23:54:26</text:p>
          </table:table-cell>
          <table:table-cell table:style-name="ce6" office:value-type="time" office:time-value="PT23H55M34S" calcext:value-type="time">
            <text:p>23:55:34</text:p>
          </table:table-cell>
          <table:table-cell table:style-name="ce6" table:formula="of:=[.K13]-[.J13]" office:value-type="time" office:time-value="PT00H01M08S" calcext:value-type="time">
            <text:p>00:01:08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3-18" calcext:value-type="date">
            <text:p>18/03/17</text:p>
          </table:table-cell>
          <table:table-cell table:style-name="ce2" office:value-type="string" calcext:value-type="string">
            <text:p>zviz41lita2k </text:p>
          </table:table-cell>
          <table:table-cell table:style-name="ce6" office:value-type="time" office:time-value="PT00H00M09S" calcext:value-type="time">
            <text:p>00:00:09</text:p>
          </table:table-cell>
          <table:table-cell table:style-name="ce6" office:value-type="time" office:time-value="PT00H32M31S" calcext:value-type="time">
            <text:p>00:32:31</text:p>
          </table:table-cell>
          <table:table-cell table:style-name="ce6" table:formula="of:=[.D14]-[.C14]" office:value-type="time" office:time-value="PT00H32M22S" calcext:value-type="time">
            <text:p>00:32:22</text:p>
          </table:table-cell>
          <table:table-cell table:style-name="ce5" office:value-type="float" office:value="2.9" calcext:value-type="float">
            <text:p>2,9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370773" calcext:value-type="float">
            <text:p>370773</text:p>
          </table:table-cell>
          <table:table-cell table:style-name="ce7" table:formula="of:=[.H14]/(SECOND([.E14])+(MINUTE([.E14])*60)+(HOUR([.E14])*60*60))" office:value-type="float" office:value="190.923274974253" calcext:value-type="float">
            <text:p>190,92</text:p>
          </table:table-cell>
          <table:table-cell table:style-name="ce6" office:value-type="time" office:time-value="PT06H30M30S" calcext:value-type="time">
            <text:p>06:30:30</text:p>
          </table:table-cell>
          <table:table-cell table:style-name="ce6" office:value-type="time" office:time-value="PT06H32M56S" calcext:value-type="time">
            <text:p>06:32:56</text:p>
          </table:table-cell>
          <table:table-cell table:style-name="ce6" table:formula="of:=[.K14]-[.J14]" office:value-type="time" office:time-value="PT00H02M26S" calcext:value-type="time">
            <text:p>00:02:26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 table:number-columns-repeated="1010"/>
        </table:table-row>
        <table:table-row table:style-name="ro1" table:number-rows-repeated="6">
          <table:table-cell table:style-name="ce2" table:number-columns-repeated="2"/>
          <table:table-cell table:style-name="ce5" table:number-columns-repeated="10"/>
          <table:table-cell table:style-name="ce9"/>
          <table:table-cell table:style-name="ce11"/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23:29:51.90588931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ny Desmedt</meta:initial-creator>
    <meta:creation-date>2016-12-23T15:21:37.011710400</meta:creation-date>
    <dc:date>2017-03-18T06:33:57.530613326</dc:date>
    <dc:creator>Ronny Desmedt</dc:creator>
    <meta:editing-duration>P1DT10H18M40S</meta:editing-duration>
    <meta:editing-cycles>13</meta:editing-cycles>
    <meta:generator>LibreOffice/5.1.4.2$Linux_x86 LibreOffice_project/10m0$Build-2</meta:generator>
    <meta:document-statistic meta:table-count="1" meta:cell-count="130" meta:object-count="0"/>
  </office:meta>
</office:document-meta>
</file>